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9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office:value-type="string" calcext:value-type="string">
            <text:p>Ps. 135</text:p>
          </table:table-cell>
          <table:table-cell office:value-type="string" calcext:value-type="string">
            <text:p>Ps. 13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chlagen Erstgeburt in Aegypten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Israel herausführen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Schilfmeer teilen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Pharao und Heer ins Schilfmeer gestürtzt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Durch Wüste gefüh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rosse Könige geschlagen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hon, König der Amoriter, von Hesbon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Og, König von Basan, zu Astaroth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Land als Erbteil gegeben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Speise allem Fleisch gegeben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21:46:37.047249357</meta:creation-date>
    <meta:generator>LibreOffice/6.0.4.2$Linux_X86_64 LibreOffice_project/00m0$Build-2</meta:generator>
    <dc:date>2018-09-10T22:25:26.398984583</dc:date>
    <meta:editing-duration>PT28M39S</meta:editing-duration>
    <meta:editing-cycles>3</meta:editing-cycles>
    <meta:document-statistic meta:table-count="1" meta:cell-count="25" meta:object-count="0"/>
  </office:meta>
</office:document-meta>
</file>